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Video-format" style:family="table">
      <style:table-properties style:width="17cm" table:align="margins"/>
    </style:style>
    <style:style style:name="Video-format.A" style:family="table-column">
      <style:table-column-properties style:column-width="2.429cm" style:rel-column-width="9361*"/>
    </style:style>
    <style:style style:name="Video-format.B" style:family="table-column">
      <style:table-column-properties style:column-width="2.429cm" style:rel-column-width="9362*"/>
    </style:style>
    <style:style style:name="Video-format.G" style:family="table-column">
      <style:table-column-properties style:column-width="2.429cm" style:rel-column-width="9364*"/>
    </style:style>
    <style:style style:name="Video-format.A1" style:family="table-cell">
      <style:table-cell-properties fo:padding="0.097cm" fo:border-left="0.002cm solid #000000" fo:border-right="none" fo:border-top="0.002cm solid #000000" fo:border-bottom="0.002cm solid #000000"/>
    </style:style>
    <style:style style:name="Video-format.G1" style:family="table-cell">
      <style:table-cell-properties fo:padding="0.097cm" fo:border="0.002cm solid #000000"/>
    </style:style>
    <style:style style:name="Video-format.A2" style:family="table-cell">
      <style:table-cell-properties fo:padding="0.097cm" fo:border-left="0.002cm solid #000000" fo:border-right="none" fo:border-top="none" fo:border-bottom="0.002cm solid #000000"/>
    </style:style>
    <style:style style:name="Video-format.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erif" fo:font-size="12pt" style:font-size-asian="12pt" style:font-size-complex="12pt"/>
    </style:style>
    <style:style style:name="P5" style:family="paragraph" style:parent-style-name="Heading_20_3">
      <style:text-properties fo:font-weight="normal" style:font-weight-asian="normal" style:font-weight-complex="normal"/>
    </style:style>
    <style:style style:name="P6" style:family="paragraph" style:parent-style-name="Heading">
      <style:paragraph-properties fo:text-align="center" style:justify-single-word="false"/>
    </style:style>
    <style:style style:name="P7"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8" style:family="paragraph" style:parent-style-name="Heading">
      <style:paragraph-properties fo:text-align="center" style:justify-single-word="false"/>
      <style:text-properties fo:font-size="16pt" style:font-size-asian="16pt" style:font-size-complex="16pt"/>
    </style:style>
    <style:style style:name="P9" style:family="paragraph" style:parent-style-name="Table_20_Contents">
      <style:text-properties style:font-name="Liberation Serif" fo:font-size="14pt" style:font-name-asian="DejaVu Sans" style:font-size-asian="14pt" style:font-name-complex="DejaVu Sans" style:font-size-complex="14pt"/>
    </style:style>
    <style:style style:name="P10" style:family="paragraph" style:parent-style-name="Table_20_Contents">
      <style:text-properties style:font-name="Liberation Serif" fo:font-size="12pt" style:font-name-asian="DejaVu Sans" style:font-size-asian="12pt" style:font-name-complex="DejaVu Sans" style:font-size-complex="12pt"/>
    </style:style>
    <style:style style:name="P11"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12"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13" style:family="paragraph" style:parent-style-name="Standard">
      <style:text-properties fo:font-weight="normal" style:font-weight-asian="normal" style:font-weight-complex="normal"/>
    </style:style>
    <style:style style:name="P14" style:family="paragraph" style:parent-style-name="Standard" style:list-style-name="L5">
      <style:text-properties fo:font-weight="normal" style:font-weight-asian="normal" style:font-weight-complex="normal"/>
    </style:style>
    <style:style style:name="P15" style:family="paragraph" style:parent-style-name="Standard" style:list-style-name="L6">
      <style:text-properties fo:font-weight="normal" style:font-weight-asian="normal" style:font-weight-complex="normal"/>
    </style:style>
    <style:style style:name="P16" style:family="paragraph" style:parent-style-name="Standard" style:list-style-name="L10">
      <style:text-properties fo:font-weight="normal" style:font-weight-asian="normal" style:font-weight-complex="normal"/>
    </style:style>
    <style:style style:name="P17" style:family="paragraph" style:parent-style-name="Standard" style:list-style-name="L5"/>
    <style:style style:name="P18" style:family="paragraph" style:parent-style-name="Standard">
      <style:text-properties fo:font-weight="bold" style:font-weight-asian="bold" style:font-weight-complex="bold"/>
    </style:style>
    <style:style style:name="P19" style:family="paragraph" style:parent-style-name="Standard" style:list-style-name="L10"/>
    <style:style style:name="P20" style:family="paragraph" style:parent-style-name="Heading_20_1">
      <style:paragraph-properties fo:break-before="pag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7">
      <style:text-properties fo:font-weight="normal" style:font-weight-asian="normal" style:font-weight-complex="normal"/>
    </style:style>
    <style:style style:name="P24" style:family="paragraph" style:parent-style-name="Text_20_body" style:list-style-name="L9">
      <style:text-properties fo:font-weight="normal" style:font-weight-asian="normal" style:font-weight-complex="normal"/>
    </style:style>
    <style:style style:name="P25" style:family="paragraph" style:parent-style-name="Text_20_body">
      <style:text-properties fo:font-weight="bold" style:font-weight-asian="bold" style:font-weight-complex="bold"/>
    </style:style>
    <style:style style:name="P26" style:family="paragraph" style:parent-style-name="Text_20_body" style:list-style-name="L9">
      <style:paragraph-properties fo:margin-top="0cm" fo:margin-bottom="0cm"/>
    </style:style>
    <style:style style:name="P27" style:family="paragraph" style:parent-style-name="Text_20_body" style:list-style-name="L9">
      <style:paragraph-properties fo:margin-top="0cm" fo:margin-bottom="0cm"/>
      <style:text-properties fo:font-weight="normal" style:font-weight-asian="normal" style:font-weight-complex="normal"/>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5">
      <style:paragraph-properties>
        <style:tab-stops>
          <style:tab-stop style:position="15.004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P34"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style:font-weight-asian="normal"/>
    </style:style>
    <style:style style:name="T8" style:family="text">
      <style:text-properties style:font-weight-complex="normal"/>
    </style:style>
    <style:style style:name="T9" style:family="text">
      <style:text-properties style:font-name="Liberation Serif"/>
    </style:style>
    <style:style style:name="T10" style:family="text">
      <style:text-properties style:font-name="Liberation Serif"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7">NAA</text:p>
      <text:p text:style-name="P6"/>
      <text:p text:style-name="P8">Long Term Digital Preservation Format for Video Options Pap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Table of Contents</text:p>
          </text:index-title>
          <text:p text:style-name="P29">Purpose<text:tab/>4</text:p>
          <text:p text:style-name="P29">Scope<text:tab/>4</text:p>
          <text:p text:style-name="P29">Definition<text:tab/>4</text:p>
          <text:p text:style-name="P31">Images<text:tab/>4</text:p>
          <text:p text:style-name="P31">Audio streams<text:tab/>4</text:p>
          <text:p text:style-name="P31">Container format<text:tab/>4</text:p>
          <text:p text:style-name="P29">Data Sources<text:tab/>4</text:p>
          <text:p text:style-name="P29">Process<text:tab/>4</text:p>
          <text:p text:style-name="P29">Access copy<text:tab/>5</text:p>
          <text:p text:style-name="P29">Requirements<text:tab/>5</text:p>
          <text:p text:style-name="P31">Digital Format<text:tab/>5</text:p>
          <text:p text:style-name="P32">Community developed<text:tab/>5</text:p>
          <text:p text:style-name="P32">Multiple implementations<text:tab/>5</text:p>
          <text:p text:style-name="P32">Openly specified<text:tab/>5</text:p>
          <text:p text:style-name="P32">Patent and royalty free<text:tab/>6</text:p>
          <text:p text:style-name="P31">Video Specific Requirements<text:tab/>6</text:p>
          <text:p text:style-name="P32">Compression<text:tab/>6</text:p>
          <text:p text:style-name="P32">Resolution<text:tab/>7</text:p>
          <text:p text:style-name="P29">Codec vs Format<text:tab/>7</text:p>
          <text:p text:style-name="P29">Options<text:tab/>7</text:p>
          <text:p text:style-name="P31">Lossless Video Options<text:tab/>7</text:p>
          <text:p text:style-name="P32">Open Lossless Video Options<text:tab/>8</text:p>
          <text:p text:style-name="P32">Assessing Video Format Requirements Suitability<text:tab/>9</text:p>
          <text:p text:style-name="P33">Dirac<text:tab/>9</text:p>
          <text:p text:style-name="P30">Technical details<text:tab/>9</text:p>
          <text:p text:style-name="P30">Format requirements<text:tab/>9</text:p>
          <text:p text:style-name="P34">Community developed<text:tab/>9</text:p>
          <text:p text:style-name="P34">Multiple implementations<text:tab/>9</text:p>
          <text:p text:style-name="P34">Openly specified<text:tab/>10</text:p>
          <text:p text:style-name="P34">Patent and royalty free<text:tab/>10</text:p>
          <text:p text:style-name="P30">Suitability score<text:tab/>10</text:p>
          <text:p text:style-name="P33">FFV1<text:tab/>10</text:p>
          <text:p text:style-name="P30">Technical details<text:tab/>10</text:p>
          <text:p text:style-name="P30">Format requirements<text:tab/>10</text:p>
          <text:p text:style-name="P34">Community developed<text:tab/>11</text:p>
          <text:p text:style-name="P34">Multiple implementations<text:tab/>11</text:p>
          <text:p text:style-name="P34">Openly specified<text:tab/>11</text:p>
          <text:p text:style-name="P34">Patent and royalty free<text:tab/>11</text:p>
          <text:p text:style-name="P30">Suitability score<text:tab/>11</text:p>
          <text:p text:style-name="P33">H.264<text:tab/>11</text:p>
          <text:p text:style-name="P30">Technical details<text:tab/>11</text:p>
          <text:p text:style-name="P30">Format requirements<text:tab/>11</text:p>
          <text:p text:style-name="P34">Community developed<text:tab/>12</text:p>
          <text:p text:style-name="P34">Multiple implementations<text:tab/>12</text:p>
          <text:p text:style-name="P34">Openly specified<text:tab/>12</text:p>
          <text:p text:style-name="P34">Patent and royalty free<text:tab/>12</text:p>
          <text:p text:style-name="P30">Suitability score<text:tab/>12</text:p>
          <text:p text:style-name="P33">Huffyyuv<text:tab/>12</text:p>
          <text:p text:style-name="P30">Technical details<text:tab/>12</text:p>
          <text:p text:style-name="P30">Format requirements<text:tab/>12</text:p>
          <text:p text:style-name="P34"><text:soft-page-break/>Community developed<text:tab/>12</text:p>
          <text:p text:style-name="P34">Multiple implementations<text:tab/>12</text:p>
          <text:p text:style-name="P34">Openly specified<text:tab/>12</text:p>
          <text:p text:style-name="P34">Patent and royalty free<text:tab/>12</text:p>
          <text:p text:style-name="P30">Suitability score<text:tab/>12</text:p>
          <text:p text:style-name="P33">Lagarith<text:tab/>13</text:p>
          <text:p text:style-name="P30">Technical details<text:tab/>13</text:p>
          <text:p text:style-name="P30">Format requirements<text:tab/>13</text:p>
          <text:p text:style-name="P34">Community developed<text:tab/>13</text:p>
          <text:p text:style-name="P34">Multiple implementations<text:tab/>13</text:p>
          <text:p text:style-name="P34">Openly specified<text:tab/>13</text:p>
          <text:p text:style-name="P34">Patent and royalty free<text:tab/>13</text:p>
          <text:p text:style-name="P30">Suitability score<text:tab/>13</text:p>
          <text:p text:style-name="P33">Motion JPEG2000<text:tab/>13</text:p>
          <text:p text:style-name="P30">Technical details<text:tab/>13</text:p>
          <text:p text:style-name="P30">Format requirements<text:tab/>13</text:p>
          <text:p text:style-name="P34">Community developed<text:tab/>14</text:p>
          <text:p text:style-name="P34">Multiple implementations<text:tab/>14</text:p>
          <text:p text:style-name="P34">Openly specified<text:tab/>14</text:p>
          <text:p text:style-name="P34">Patent and royalty free<text:tab/>14</text:p>
          <text:p text:style-name="P30">Suitability score<text:tab/>14</text:p>
          <text:p text:style-name="P32">Recommended Video Codec<text:tab/>14</text:p>
          <text:p text:style-name="P31">Lossless Audio Options<text:tab/>14</text:p>
          <text:p text:style-name="P32">Open Lossless audio options<text:tab/>15</text:p>
          <text:p text:style-name="P31">Container options<text:tab/>15</text:p>
          <text:p text:style-name="P32">Open Container Options<text:tab/>16</text:p>
          <text:p text:style-name="P31">Assessing Format Requirements Suitability<text:tab/>17</text:p>
          <text:p text:style-name="P31">Multiple implementations<text:tab/>18</text:p>
          <text:p text:style-name="P32">Motion JPEG 2000<text:tab/>18</text:p>
          <text:p text:style-name="P31">Alternate options<text:tab/>18</text:p>
          <text:p text:style-name="P31">Test cases<text:tab/>19</text:p>
          <text:p text:style-name="P31">Summary<text:tab/>19</text:p>
          <text:p text:style-name="P31">Recommendation<text:tab/>19</text:p>
        </text:index-body>
      </text:table-of-content>
      <text:p text:style-name="Text_20_body"/>
      <text:h text:style-name="P20" text:outline-level="1">Purpose</text:h>
      <text:p text:style-name="Standard">The National Archives of Australia has a requirement to select a long term preservation format for video content.</text:p>
      <text:p text:style-name="Standard"/>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text:h>
      <text:p text:style-name="Standard">Digital video is unique in that it is not made of up a single data format, such as an image or audio file. Instead, it is made of up three distinct and separate components:</text:p>
      <text:h text:style-name="Heading_20_2" text:outline-level="2">Images</text:h>
      <text:p text:style-name="P2">Multiple images are played in fast succession called the frame rate (generally 25 per second) to create the moving picture.</text:p>
      <text:h text:style-name="Heading_20_2" text:outline-level="2">Audio streams</text:h>
      <text:p text:style-name="P2">The audio layer provides sound to accompany the images, and may be multiple channels.</text:p>
      <text:h text:style-name="Heading_20_2" text:outline-level="2">Container format</text:h>
      <text:p text:style-name="Standard"><text:span text:style-name="T4">The container format</text:span><text:span text:style-name="T4"><text:note text:id="ftn1" text:note-class="footnote"><text:note-citation>1</text:note-citation><text:note-body><text:p text:style-name="Footnote"><text:a xlink:type="simple" xlink:href="http://en.wikipedia.org/wiki/Container_format_%28digital%29">http://en.wikipedia.org/wiki/Container_format_%28digital%29</text:a></text:p></text:note-body></text:note></text:span><text:span text:style-name="T4"> is a wrapper which </text:span>describes how data and meta-data is stored. It <text:span text:style-name="T4">joins the image and audio layers together to form a single file. It also contains important information regarding the video such as required frame rate as well as metadata.</text:span></text:p>
      <text:p text:style-name="P2"/>
      <text:h text:style-name="Heading_20_1" text:outline-level="1">Data Sources</text:h>
      <text:p text:style-name="P2">Digital video coming to the NAA will primarily come from two sources, either external agencies in a variety of formats or internally as digitised video.</text:p>
      <text:p text:style-name="Standard"/>
      <text:p text:style-name="Standard">Video tends to be magnitudes larger that other forms of digital records and as such, a single copy in our chosen long term format is preferable, although we acknowledge that this is unlikely to happen. The NAA has no control over the data format chosen by external agencies, however <text:span text:style-name="T4">the format chosen for our own digitisation efforts is somewhat more flexible.</text:span></text:p>
      <text:p text:style-name="Standard"/>
      <text:h text:style-name="Heading_20_1" text:outline-level="1">Process</text:h>
      <text:p text:style-name="P2">As with any other digital file, the NAA does not modify the content of the record. As such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h text:style-name="Heading_20_1" text:outline-level="1"><text:soft-page-break/>Access copy</text:h>
      <text:p text:style-name="P1"><text:span text:style-name="T4">An access copy may be required to be created from the original file. This format has no bearing on </text:span><text:span text:style-name="T4">the long term preservation format, except for the requirement to be able to transcode from one </text:span><text:span text:style-name="T4">format to another.</text:span></text:p>
      <text:p text:style-name="Standard"/>
      <text:h text:style-name="Heading_20_1" text:outline-level="1">Requirements</text:h>
      <text:p text:style-name="P2">The NAA's approach to digital preservation includes the migration of data into openly specified formats. This provides the NAA with the best chance of being able to read this format in the future, by avoiding vendor lock-in and other detrimental issues such as software patents.</text:p>
      <text:p text:style-name="P2"/>
      <text:p text:style-name="P2">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text:p>
      <text:p text:style-name="P2"/>
      <text:h text:style-name="Heading_20_2" text:outline-level="2">Digital Format</text:h>
      <text:p text:style-name="Standard">To assist in the selection of a suitable format the NAA digital preservation policy includes four guidelines. Each of these aspects plays an important role in ensuring that data will be accessible long term. Any format which is chosen should pass each of these requirements.</text:p>
      <text:p text:style-name="P2"/>
      <text:p text:style-name="Standard">The digital preservation guidelines for selecting a suitable format include the following:</text:p>
      <text:h text:style-name="Heading_20_3" text:outline-level="3">Community developed</text:h>
      <text:p text:style-name="Standard">A data format should not be developed and/or controlled by a single commercial entity. <text:s/>Preferably it will have been created in collaboration with multiple groups, including Governments, community groups and non-Government organisations. This helps to prevent vendor lock-in and ensure the openness of the format into the future.</text:p>
      <text:h text:style-name="Heading_20_3" text:outline-level="3">Multiple implementations</text:h>
      <text:p text:style-name="Standard">Having the most open data format in existence is less than ideal in the preservation space if there are no implementations of the format. A format should be supported via multiple software implementations, on a variety of platforms. These implementations should ideally be free (libre) software<text:note text:id="ftn2" text:note-class="footnote"><text:note-citation>2</text:note-citation><text:note-body><text:p text:style-name="Footnote"><text:a xlink:type="simple" xlink:href="http://www.gnu.org/philosophy/free-sw.html">http://www.gnu.org/philosophy/free-sw.html</text:a></text:p></text:note-body></text:note> in order to provide the greatest chance of being able to read the format in the future.</text:p>
      <text:h text:style-name="Heading_20_3" text:outline-level="3">Openly specified</text:h>
      <text:p text:style-name="Text_20_body">The specification for a given format should be openly specified and freely available. Although it does not need to be a standard approved by the International Organisation for Standardisation<text:note text:id="ftn3" text:note-class="footnote"><text:note-citation>3</text:note-citation><text:note-body><text:p text:style-name="Footnote"><text:a xlink:type="simple" xlink:href="http://www.iso.org/">http://www.iso.org</text:a></text:p></text:note-body></text:note> (ISO), being so should help to ensure its long-term integrity. In addition, there should be no restrictions on who can use this information.</text:p>
      <text:p text:style-name="Text_20_body">By using an openly specified format, the NAA has the greatest chance of reading the format in the future, as even if there are no existing implementations, the NAA could write software to read the data from the format specification.</text:p>
      <text:h text:style-name="Heading_20_3" text:outline-level="3"><text:soft-page-break/>Patent and royalty free</text:h>
      <text:p text:style-name="Text_20_body"><text:span text:style-name="T4">Software patents</text:span><text:span text:style-name="T4"><text:note text:id="ftn4" text:note-class="footnote"><text:note-citation>4</text:note-citation><text:note-body><text:p text:style-name="Footnote"><text:a xlink:type="simple" xlink:href="http://en.wikipedia.org/wiki/Software_patent">http://en.wikipedia.org/wiki/Software_patent</text:a></text:p></text:note-body></text:note></text:span><text:span text:style-name="T4"> pose a risk to the records held by NAA because it opens up the possibility of litigation. In addition, a patent holder may be able to shut down a format completely if they can prove that they own relevant patents which are used in the data format. As such, the ideal open format should be royalty free and non-patent, </text:span>copyright, trademarks or otherwise <text:span text:style-name="T4">encumbered. This is referred to as a “free format”</text:span><text:span text:style-name="T4"><text:note text:id="ftn0" text:note-class="footnote"><text:note-citation>5</text:note-citation><text:note-body><text:p text:style-name="Footnote"><text:a xlink:type="simple" xlink:href="http://www.linfo.org/free_file_format.html">http://www.linfo.org/free_file_format.html</text:a></text:p></text:note-body></text:note></text:span><text:span text:style-name="T4"> as opposed to an “open format.”</text:span></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implementing the given data format.</text:p>
      <text:p text:style-name="Standard"/>
      <text:h text:style-name="Heading_20_2" text:outline-level="2">Video Specific Requirements</text:h>
      <text:p text:style-name="P2">NAA has certain requirements for the video format as it will also be used for long term preservation of digitised data, not just born digital.</text:p>
      <text:p text:style-name="P2"><text:line-break/>These include:</text:p>
      <text:list xml:id="list1761770394" text:style-name="L5">
        <text:list-item>
          <text:p text:style-name="P14">There must be no loss of information.</text:p>
        </text:list-item>
        <text:list-item>
          <text:p text:style-name="P17"><text:span text:style-name="T4">It must preserve the correct colour space (</text:span>RGB24, RGB32, RGBA, YUY2, and YV12?<text:span text:style-name="T4">).</text:span></text:p>
        </text:list-item>
        <text:list-item>
          <text:p text:style-name="P14">The required frame rate must be preserved.</text:p>
        </text:list-item>
        <text:list-item>
          <text:p text:style-name="P14">The original resolution must be maintained.</text:p>
        </text:list-item>
      </text:list>
      <text:list xml:id="list1055876960" text:style-name="L6">
        <text:list-item>
          <text:p text:style-name="P15">Metadata?</text:p>
        </text:list-item>
        <text:list-item>
          <text:p text:style-name="P15">Bitrate?</text:p>
        </text:list-item>
      </text:list>
      <text:p text:style-name="P2"/>
      <text:h text:style-name="Heading_20_3" text:outline-level="3">Compression</text:h>
      <text:p text:style-name="P2">Compression<text:note text:id="ftn59" text:note-class="footnote"><text:note-citation>6</text:note-citation><text:note-body><text:p text:style-name="Footnote"><text:a xlink:type="simple" xlink:href="http://en.wikipedia.org/wiki/Data_compression">http://en.wikipedia.org/wiki/Data_compression</text:a></text:p></text:note-body></text:note> is the applying of mathematical algorithms against the data stream to reduce the number of bits, which reduces the overall size of the record. Most digital records include some form of compression.</text:p>
      <text:p text:style-name="P2"/>
      <text:p text:style-name="P2">Compression does <text:span text:style-name="T6">not</text:span> necessarily mean that information is lost. A file can be compressed without any loss (lossless) or with varying degrees of loss (lossy). Of course, a file may also be not compressed at all (non-compressed).</text:p>
      <text:p text:style-name="P2"/>
      <text:p text:style-name="P2">Lossless compression<text:note text:id="ftn5" text:note-class="footnote"><text:note-citation>7</text:note-citation><text:note-body><text:p text:style-name="Footnote"><text:a xlink:type="simple" xlink:href="http://en.wikipedia.org/wiki/Lossless_data_compression"><text:span text:style-name="T4">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6" text:note-class="footnote"><text:note-citation>8</text:note-citation><text:note-body><text:p text:style-name="Footnote"><text:a xlink:type="simple" xlink:href="http://en.wikipedia.org/wiki/Lossy_data_compression"><text:span text:style-name="T4">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 from the list of possible long term <text:soft-page-break/>digital video preservation formats.</text:p>
      <text:p text:style-name="P2"/>
      <text:h text:style-name="Heading_20_3" text:outline-level="3">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should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Codec vs Format</text:h>
      <text:p text:style-name="Text_20_body">A codec<text:note text:id="ftn7" text:note-class="footnote"><text:note-citation>9</text:note-citation><text:note-body><text:p text:style-name="Footnote"><text:a xlink:type="simple" xlink:href="http://en.wikipedia.org/wiki/Codec">http://en.wikipedia.org/wiki/Codec</text:a></text:p></text:note-body></text:note> is different to a file format<text:note text:id="ftn8" text:note-class="footnote"><text:note-citation>10</text:note-citation><text:note-body><text:p text:style-name="Footnote"><text:a xlink:type="simple" xlink:href="http://en.wikipedia.org/wiki/File_format">http://en.wikipedia.org/wiki/File_format</text:a></text:p></text:note-body></text:note>, which is important when discussing digital video formats.</text:p>
      <text:p text:style-name="Text_20_body"/>
      <text:p text:style-name="Text_20_body">The format refers to the specification of how data structures are stored within a file.</text:p>
      <text:p text:style-name="Text_20_body"/>
      <text:p text:style-name="Text_20_body">A codec is a software or hardware implementation of a particular format, which encodes or decodes data in line with the format specification. The word <text:span text:style-name="T5">codec</text:span> is a portmanteau of '<text:span text:style-name="T1">co</text:span>mpressor-<text:span text:style-name="T1">dec</text:span>ompressor' or, more accurately, '<text:span text:style-name="T1">co</text:span>der-<text:span text:style-name="T1">dec</text:span>oder'.</text:p>
      <text:p text:style-name="Text_20_body"/>
      <text:p text:style-name="Text_20_body">For example, Dirac is a video format. It has a published specification on how the data structures are stored within a file. There are two primary codecs which implement the Dirac standard, dirac-research and Schroedinger. While both of these codecs are different, they both encode and decode video in the Dirac format.</text:p>
      <text:p text:style-name="Text_20_body"/>
      <text:p text:style-name="Text_20_body">Unfortunately these terms are often used interchangeably which makes it hard to discern whether something is indeed a format or codec. This paper seeks to find a suitable data format, which has various codec implementations.</text:p>
      <text:h text:style-name="Heading_20_1" text:outline-level="1">Options</text:h>
      <text:h text:style-name="Heading_20_2" text:outline-level="2">Lossless Video Options</text:h>
      <text:p text:style-name="P2">There are a number of lossless video file formats in existence, however not all of these will meet <text:soft-page-break/>our requirements.</text:p>
      <text:p text:style-name="Standard"/>
      <text:list xml:id="list850443323" text:style-name="L7">
        <text:list-item>
          <text:p text:style-name="P21">ArithYuv</text:p>
        </text:list-item>
        <text:list-item>
          <text:p text:style-name="P21">AVIzlib</text:p>
        </text:list-item>
        <text:list-item>
          <text:p text:style-name="P21">CamStudio GZIP</text:p>
        </text:list-item>
        <text:list-item>
          <text:p text:style-name="P21">CorePNG</text:p>
        </text:list-item>
        <text:list-item>
          <text:p text:style-name="P21">Dirac<text:note text:id="ftn9" text:note-class="footnote"><text:note-citation>11</text:note-citation><text:note-body><text:p text:style-name="Footnote"><text:a xlink:type="simple" xlink:href="http://en.wikipedia.org/wiki/Dirac_%28codec%29">http://en.wikipedia.org/wiki/Dirac_%28codec%29</text:a></text:p></text:note-body></text:note></text:p>
        </text:list-item>
        <text:list-item>
          <text:p text:style-name="P21">FastCodec</text:p>
        </text:list-item>
        <text:list-item>
          <text:p text:style-name="P21">FFV1<text:note text:id="ftn10" text:note-class="footnote"><text:note-citation>12</text:note-citation><text:note-body><text:p text:style-name="Footnote"><text:a xlink:type="simple" xlink:href="http://en.wikipedia.org/wiki/FFV1">http://en.wikipedia.org/wiki/FFV1</text:a></text:p></text:note-body></text:note> (FF video codec 1)</text:p>
        </text:list-item>
        <text:list-item>
          <text:p text:style-name="P21">H.264<text:note text:id="ftn11" text:note-class="footnote"><text:note-citation>13</text:note-citation><text:note-body><text:p text:style-name="Footnote"><text:a xlink:type="simple" xlink:href="http://en.wikipedia.org/wiki/H.264">http://en.wikipedia.org/wiki/H.264</text:a></text:p></text:note-body></text:note> (MPEG-4 part 10)</text:p>
        </text:list-item>
        <text:list-item>
          <text:p text:style-name="P21">Huffyuv<text:note text:id="ftn12" text:note-class="footnote"><text:note-citation>14</text:note-citation><text:note-body><text:p text:style-name="Footnote"><text:a xlink:type="simple" xlink:href="http://en.wikipedia.org/wiki/Huffyuv">http://en.wikipedia.org/wiki/Huffyuv</text:a></text:p></text:note-body></text:note></text:p>
        </text:list-item>
        <text:list-item>
          <text:p text:style-name="P21">Lagarith<text:note text:id="ftn13" text:note-class="footnote"><text:note-citation>15</text:note-citation><text:note-body><text:p text:style-name="Footnote"><text:a xlink:type="simple" xlink:href="http://en.wikipedia.org/wiki/Lagarith">http://en.wikipedia.org/wiki/Lagarith</text:a></text:p></text:note-body></text:note> (Improved fork of Huffyuv)</text:p>
        </text:list-item>
        <text:list-item>
          <text:p text:style-name="P21">LCL</text:p>
        </text:list-item>
        <text:list-item>
          <text:p text:style-name="P21">LOCO</text:p>
        </text:list-item>
        <text:list-item>
          <text:p text:style-name="P21">LZO</text:p>
        </text:list-item>
        <text:list-item>
          <text:p text:style-name="P21">Motion JPEG 2000<text:note text:id="ftn14" text:note-class="footnote"><text:note-citation>16</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21">MSU Lossless<text:note text:id="ftn15" text:note-class="footnote"><text:note-citation>17</text:note-citation><text:note-body><text:p text:style-name="Footnote"><text:a xlink:type="simple" xlink:href="http://en.wikipedia.org/wiki/MSU_Lossless_Video_Codec">http://en.wikipedia.org/wiki/MSU_Lossless_Video_Codec</text:a></text:p></text:note-body></text:note></text:p>
        </text:list-item>
        <text:list-item>
          <text:p text:style-name="P21">PICVideo</text:p>
        </text:list-item>
        <text:list-item>
          <text:p text:style-name="P21">SheerVideo<text:note text:id="ftn16" text:note-class="footnote"><text:note-citation>18</text:note-citation><text:note-body><text:p text:style-name="Footnote"><text:a xlink:type="simple" xlink:href="http://en.wikipedia.org/wiki/SheerVideo">http://en.wikipedia.org/wiki/SheerVideo</text:a></text:p></text:note-body></text:note></text:p>
        </text:list-item>
        <text:list-item>
          <text:p text:style-name="P21">Snow</text:p>
        </text:list-item>
        <text:list-item>
          <text:p text:style-name="P21">YULS</text:p>
        </text:list-item>
        <text:list-item>
          <text:p text:style-name="P21">Uncompressed RGB</text:p>
        </text:list-item>
        <text:list-item>
          <text:p text:style-name="P21">Uncompressed YUV422</text:p>
        </text:list-item>
      </text:list>
      <text:p text:style-name="Standard"/>
      <text:h text:style-name="Heading_20_3" text:outline-level="3">Open Lossless Video Options</text:h>
      <text:p text:style-name="Standard">Research suggests that only a handful of these are openly specified, including:</text:p>
      <text:p text:style-name="Standard"/>
      <text:list xml:id="list756944790" text:continue-numbering="true" text:style-name="L7">
        <text:list-item>
          <text:p text:style-name="P21">Dirac</text:p>
        </text:list-item>
        <text:list-item>
          <text:p text:style-name="P21">FFV1</text:p>
        </text:list-item>
        <text:list-item>
          <text:p text:style-name="P21">H.264</text:p>
        </text:list-item>
        <text:list-item>
          <text:p text:style-name="P21">Huffyuv</text:p>
        </text:list-item>
        <text:list-item>
          <text:p text:style-name="P21"><text:soft-page-break/>Lagarith</text:p>
        </text:list-item>
        <text:list-item>
          <text:p text:style-name="P21">Motion JPEG 2000</text:p>
        </text:list-item>
      </text:list>
      <text:h text:style-name="Heading_20_3" text:outline-level="3">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17" text:note-class="footnote"><text:note-citation>19</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5" text:outline-level="5">Technical details</text:h>
      <text:p text:style-name="Text_20_body">Bitdepth</text:p>
      <text:p text:style-name="Text_20_body">Bitrate – unlimited</text:p>
      <text:p text:style-name="Text_20_body">Resolution - unlimited</text:p>
      <text:h text:style-name="Heading_20_5" text:outline-level="5">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18" text:note-class="footnote"><text:note-citation>20</text:note-citation><text:note-body><text:p text:style-name="Footnote"><text:a xlink:type="simple" xlink:href="http://en.wikipedia.org/wiki/BBC#Royal_Charter">http://en.wikipedia.org/wiki/BBC#Royal_Charter</text:a></text:p></text:note-body></text:note>. As such, the format is designed to enable freedom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19" text:note-class="footnote"><text:note-citation>21</text:note-citation><text:note-body><text:p text:style-name="Footnote"><text:a xlink:type="simple" xlink:href="http://www.bbc.co.uk/rd/projects/dirac/implementations.shtml">http://www.bbc.co.uk/rd/projects/dirac/implementations.shtml</text:a></text:p></text:note-body></text:note> for encoding and decoding Dirac, all of this are cross-platform free software tools<text:note text:id="ftn20" text:note-class="footnote"><text:note-citation>22</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text:s/>native Java<text:note text:id="ftn21" text:note-class="footnote"><text:note-citation>23</text:note-citation><text:note-body><text:p text:style-name="Footnote"><text:a xlink:type="simple" xlink:href="http://code.google.com/p/google-summer-of-code-2008-dirac/">http://code.google.com/p/google-summer-of-code-2008-dirac/</text:a></text:p></text:note-body></text:note> Mono/.NET<text:note text:id="ftn22" text:note-class="footnote"><text:note-citation>24</text:note-citation><text:note-body><text:p text:style-name="Footnote"><text:a xlink:type="simple" xlink:href="http://www.mono-project.com/StudentProjects#Dirac_Support">http://www.mono-project.com/StudentProjects#Dirac_Support</text:a></text:p></text:note-body></text:note> and VHDL<text:note text:id="ftn23" text:note-class="footnote"><text:note-citation>25</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24" text:note-class="footnote"><text:note-citation>26</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Dirac is supported in several containers<text:note text:id="ftn25" text:note-class="footnote"><text:note-citation>27</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text:soft-page-break/>MXF.</text:p>
      <text:p text:style-name="Text_20_body"/>
      <text:p text:style-name="Text_20_body">Dirac is primarily used with either Vorbis (for lossy) or FLAC (for lossless) audio, however this will be dictated by the container used. Naturally the NAA would use a lossless audio file format.</text:p>
      <text:h text:style-name="Heading_20_6" text:outline-level="6">Openly specified</text:h>
      <text:p text:style-name="Text_20_body">The Dirac algorithm<text:note text:id="ftn26" text:note-class="footnote"><text:note-citation>28</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Motion Picture and Television Engineers<text:note text:id="ftn27" text:note-class="footnote"><text:note-citation>29</text:note-citation><text:note-body><text:p text:style-name="Footnote"><text:a xlink:type="simple" xlink:href="http://www.smpte.org/">http://www.smpte.org</text:a></text:p></text:note-body></text:note> (SMPTE). Several documents exist<text:note text:id="ftn28" text:note-class="footnote"><text:note-citation>30</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29" text:note-class="footnote"><text:note-citation>31</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pan text:style-name="T9">vi</text:span><text:span text:style-name="T10">olating any existing patents, stating</text:span><text:span text:style-name="T10"><text:note text:id="ftn30" text:note-class="footnote"><text:note-citation>32</text:note-citation><text:note-body><text:p text:style-name="Footnote"><text:a xlink:type="simple" xlink:href="http://lwn.net/Articles/272973/">http://lwn.net/Articles/272973/</text:a></text:p></text:note-body></text:note></text:span><text:span text:style-name="T10">:</text:span></text:p>
      <text:p text:style-name="P4">“If there are any basic patents on arithmetic coding they have already expired or will do so soon. But, actually, we don’t think there are patents on the basic concept of arithmetic coding. The patents that do exist are on practical implementations and optimisations.”</text:p>
      <text:p text:style-name="Text_20_body"/>
      <text:p text:style-name="Text_20_body">Indeed, most patents have also expired in 1998. Further to this, the BBC guarantees to work around any patent issue that might arise<text:note text:id="ftn31" text:note-class="footnote"><text:note-citation>33</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32" text:note-class="footnote"><text:note-citation>34</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h text:style-name="Heading_20_5" text:outline-level="5">Suitability score</text:h>
      <text:p text:style-name="P25">?</text:p>
      <text:p text:style-name="Text_20_body">?</text:p>
      <text:h text:style-name="Heading_20_4" text:outline-level="4">FFV1</text:h>
      <text:p text:style-name="Text_20_body">FFV1 is an openly specified lossless intra-frame video format.</text:p>
      <text:h text:style-name="Heading_20_5" text:outline-level="5">Technical details</text:h>
      <text:p text:style-name="Text_20_body">Bitdepth</text:p>
      <text:p text:style-name="Text_20_body">Bitrate</text:p>
      <text:p text:style-name="Text_20_body">Resolution</text:p>
      <text:h text:style-name="Heading_20_5" text:outline-level="5">Format requirements</text:h>
      <text:p text:style-name="Text_20_body">The following summarises how FFV1 compares against NAA data format requirements.</text:p>
      <text:h text:style-name="Heading_20_6" text:outline-level="6"><text:soft-page-break/>Community developed</text:h>
      <text:p text:style-name="Text_20_body">The background to the FFV1 file format is not known.</text:p>
      <text:h text:style-name="Heading_20_6" text:outline-level="6">Multiple implementations</text:h>
      <text:p text:style-name="Text_20_body">There are two primary implementations of FFV1 in the free (libre) FFMPEG and mencoder packages.</text:p>
      <text:h text:style-name="Heading_20_6" text:outline-level="6">Openly specified</text:h>
      <text:p text:style-name="Text_20_body">The specification is open, although it is not easily available with the primary website<text:note text:id="ftn66" text:note-class="footnote"><text:note-citation>35</text:note-citation><text:note-body><text:p text:style-name="Footnote"><text:a xlink:type="simple" xlink:href="http://svn.mplayerhq.hu/michael/trunk/docs/ffv1.html?view=co">http://svn.mplayerhq.hu/michael/trunk/docs/ffv1.html?view=co</text:a></text:p></text:note-body></text:note> link down. It is however, available via a secondary location<text:note text:id="ftn65" text:note-class="footnote"><text:note-citation>36</text:note-citation><text:note-body><text:p text:style-name="Footnote"><text:a xlink:type="simple" xlink:href="http://pastie.org/pastes/593126/download">http://pastie.org/pastes/593126/download</text:a></text:p></text:note-body></text:note>.</text:p>
      <text:h text:style-name="Heading_20_6" text:outline-level="6">Patent and royalty free</text:h>
      <text:p text:style-name="Text_20_body"/>
      <text:p text:style-name="Text_20_body">FFV1 uses arithmetic coding, parts of which may be patented<text:note text:id="ftn33" text:note-class="footnote"><text:note-citation>37</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5" text:outline-level="5">Suitability score</text:h>
      <text:p text:style-name="P25">LOW</text:p>
      <text:p text:style-name="Text_20_body">While the FFV1 appears to be a decent lossless format, information about the format is sorely lacking. It is also not widely implemented. </text:p>
      <text:h text:style-name="Heading_20_4" text:outline-level="4">H.264</text:h>
      <text:p text:style-name="Text_20_body">H.264 is a part of the MPEG-4 standard on video, and an ISO approved format. It is primarily used as a lossy format, however it also supports lossless via the High 4:4:4 Predictive Profile (Hi444PP) component.</text:p>
      <text:h text:style-name="Heading_20_5" text:outline-level="5">Technical details</text:h>
      <text:p text:style-name="Text_20_body">Bitdepth</text:p>
      <text:p text:style-name="Text_20_body">Bitrate</text:p>
      <text:p text:style-name="Text_20_body">Resolution</text:p>
      <text:h text:style-name="Heading_20_5" text:outline-level="5">Format requirements</text:h>
      <text:p text:style-name="Text_20_body">The following summarises how H.264 compares against NAA data format requirements.</text:p>
      <text:h text:style-name="Heading_20_6" text:outline-level="6">Community developed</text:h>
      <text:p text:style-name="Text_20_body">The H.264 (<text:span text:style-name="T4">MPEG-4 AVC) f</text:span>ormat was created as a joint project between the ITU-T Video Coding Experts Group (VCEG) and the ISO Moving Picture Experts Group (MPEG). Unfortunately, these groups work for the benefit of various companies with patent interests in the standards, represented by the MPEG Licensing Authority.</text:p>
      <text:h text:style-name="Heading_20_6" text:outline-level="6"><text:soft-page-break/>Multiple implementations</text:h>
      <text:p text:style-name="Text_20_body">H.264 has become extremely popular recently and is used in a very wide array of products<text:note text:id="ftn70" text:note-class="footnote"><text:note-citation>38</text:note-citation><text:note-body><text:p text:style-name="Footnote"><text:a xlink:type="simple" xlink:href="http://en.wikipedia.org/wiki/List_of_video_services_using_H.264/MPEG-4_AVC">http://en.wikipedia.org/wiki/List_of_video_services_using_H.264/MPEG-4_AVC</text:a></text:p></text:note-body></text:note> including, Blu-ray discs (the successor to DVD), Youtube, iTunes and Digital TV.</text:p>
      <text:p text:style-name="Text_20_body">The primary free (libre) software implementation is x264,<text:note text:id="ftn72" text:note-class="footnote"><text:note-citation>39</text:note-citation><text:note-body><text:p text:style-name="Footnote"><text:a xlink:type="simple" xlink:href="http://en.wikipedia.org/wiki/X264">http://en.wikipedia.org/wiki/X264</text:a></text:p></text:note-body></text:note> which is considered the most feature complete H.264 encoder. The legitimacy of this codec is under question<text:note text:id="ftn71" text:note-class="footnote"><text:note-citation>40</text:note-citation><text:note-body><text:p text:style-name="Footnote"><text:a xlink:type="simple" xlink:href="http://en.wikipedia.org/wiki/H.264#Patents_and_GNU_Free_Software_licenses">http://en.wikipedia.org/wiki/H.264#Patents_and_GNU_Free_Software_licenses</text:a></text:p></text:note-body></text:note> however, due to the patent restrictions on the H.264 format. Front end support is found in several free software applications, such as FFmpeg, Handbrake, Mencoder and VLC.</text:p>
      <text:h text:style-name="Heading_20_6" text:outline-level="6">Openly specified</text:h>
      <text:p text:style-name="Text_20_body">The H.264 format is openly specified, and freely available. Two identical standards are maintained, one as part of the ITU-T H.264<text:note text:id="ftn68" text:note-class="footnote"><text:note-citation>41</text:note-citation><text:note-body><text:p text:style-name="Footnote"><text:a xlink:type="simple" xlink:href="http://www.itu.int/rec/T-REC-H.264">http://www.itu.int/rec/T-REC-H.264</text:a></text:p></text:note-body></text:note> specification, and the other as ISO/IEC MPEG-4 standard 14496-10<text:note text:id="ftn69" text:note-class="footnote"><text:note-citation>42</text:note-citation><text:note-body><text:p text:style-name="Footnote"><text:a xlink:type="simple" xlink:href="http://www.iso.ch/iso/en/CatalogueDetailPage.CatalogueDetail?CSNUMBER=43058&amp;ICS1=35&amp;ICS2=40&amp;ICS3=">http://www.iso.ch/iso/en/CatalogueDetailPage.CatalogueDetail?CSNUMBER=43058&amp;ICS1=35&amp;ICS2=40&amp;ICS3=</text:a></text:p></text:note-body></text:note>.</text:p>
      <text:h text:style-name="Heading_20_6" text:outline-level="6">Patent and royalty free</text:h>
      <text:p text:style-name="Text_20_body">The ISO approved MPEG standards are very heavily patented.<text:note text:id="ftn36" text:note-class="footnote"><text:note-citation>43</text:note-citation><text:note-body><text:p text:style-name="Footnote"><text:a xlink:type="simple" xlink:href="http://en.wikipedia.org/wiki/MPEG_Licensing_Authority">http://en.wikipedia.org/wiki/MPEG_Licensing_Authority</text:a></text:p></text:note-body></text:note> The MPEG-4 video component H.264 is also heavily patented<text:note text:id="ftn34" text:note-class="footnote"><text:note-citation>44</text:note-citation><text:note-body><text:p text:style-name="Footnote"><text:a xlink:type="simple" xlink:href="http://www.mpegla.com/main/programs/AVC/Pages/Intro.aspx">http://www.mpegla.com/main/programs/AVC/Pages/Intro.aspx</text:a></text:p></text:note-body></text:note>, included even the baseline<text:note text:id="ftn67" text:note-class="footnote"><text:note-citation>45</text:note-citation><text:note-body><text:p text:style-name="Footnote"><text:a xlink:type="simple" xlink:href="http://blogs.sun.com/openmediacommons/entry/oms_video_a_project_of">http://blogs.sun.com/openmediacommons/entry/oms_video_a_project_of</text:a></text:p></text:note-body></text:note>. This makes it impossible to use any aspect of H.264 without obtaining a patent license and paying royalties, although the majority of patents expire in 2028.<text:note text:id="ftn73" text:note-class="footnote"><text:note-citation>46</text:note-citation><text:note-body><text:p text:style-name="Footnote"><text:a xlink:type="simple" xlink:href="http://lists.whatwg.org/pipermail/whatwg-whatwg.org/2009-July/020737.html">http://lists.whatwg.org/pipermail/whatwg-whatwg.org/2009-July/020737.html</text:a></text:p></text:note-body></text:note></text:p>
      <text:p text:style-name="Text_20_body">Indeed, recently companies such as AT&amp;T have been suing various companies<text:note text:id="ftn35" text:note-class="footnote"><text:note-citation>47</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In addition to being patent encumbered, H.264 charges a royalty for decoding files.</text:p>
      <text:h text:style-name="Heading_20_5" text:outline-level="5">Suitability score</text:h>
      <text:p text:style-name="P25">LOW</text:p>
      <text:p text:style-name="Text_20_body">The H.264 is extremely widely implemented, and a very popular video format. However, it is also heavily patented and not royalty-free. These two issues pose a risk for NAA and the format is therefore unsuitable for long-term digital preservation.</text:p>
      <text:h text:style-name="Heading_20_4" text:outline-level="4">Huffyuv</text:h>
      <text:p text:style-name="Text_20_body">Huffyuv is a highly regarded lossless video format with great compression. It primary goal was to replace uncompressed YCbCr as a video capture format.</text:p>
      <text:h text:style-name="Heading_20_5" text:outline-level="5">Technical details</text:h>
      <text:p text:style-name="Text_20_body">Bitdepth</text:p>
      <text:p text:style-name="Text_20_body">Bitrate</text:p>
      <text:p text:style-name="Text_20_body">Resolution</text:p>
      <text:h text:style-name="Heading_20_5" text:outline-level="5"><text:soft-page-break/>Format requirements</text:h>
      <text:p text:style-name="Text_20_body">The following summarises how Huffyuv compares against NAA data format requirements.</text:p>
      <text:h text:style-name="Heading_20_6" text:outline-level="6">Community developed</text:h>
      <text:p text:style-name="Text_20_body">Huffyuv was not </text:p>
      <text:h text:style-name="Heading_20_6" text:outline-level="6">Multiple implementations</text:h>
      <text:h text:style-name="Heading_20_6" text:outline-level="6">Openly specified</text:h>
      <text:h text:style-name="Heading_20_6" text:outline-level="6">Patent and royalty free</text:h>
      <text:h text:style-name="Heading_20_5" text:outline-level="5">Suitability score</text:h>
      <text:p text:style-name="P25">?</text:p>
      <text:p text:style-name="Text_20_body">?</text:p>
      <text:h text:style-name="Heading_20_4" text:outline-level="4">Lagarith</text:h>
      <text:h text:style-name="Heading_20_5" text:outline-level="5">Technical details</text:h>
      <text:p text:style-name="Text_20_body">Bitdepth</text:p>
      <text:p text:style-name="Text_20_body">Bitrate</text:p>
      <text:p text:style-name="Text_20_body">Resolution</text:p>
      <text:h text:style-name="Heading_20_5" text:outline-level="5">Format requirements</text:h>
      <text:p text:style-name="Text_20_body">The following summarises how Lagarith compares against NAA data format requirements.</text:p>
      <text:h text:style-name="Heading_20_6" text:outline-level="6">Community developed</text:h>
      <text:h text:style-name="Heading_20_6" text:outline-level="6">Multiple implementations</text:h>
      <text:h text:style-name="Heading_20_6" text:outline-level="6">Openly specified</text:h>
      <text:h text:style-name="Heading_20_6" text:outline-level="6">Patent and royalty free</text:h>
      <text:h text:style-name="Heading_20_5" text:outline-level="5">Suitability score</text:h>
      <text:p text:style-name="P25">?</text:p>
      <text:p text:style-name="Text_20_body">?</text:p>
      <text:h text:style-name="Heading_20_4" text:outline-level="4">Motion JPEG2000</text:h>
      <text:p text:style-name="Text_20_body">Unlike common video codecs, such as <text:a xlink:type="simple" xlink:href="http://en.wikipedia.org/wiki/MPEG-4">MPEG-4</text:a>, <text:a xlink:type="simple" xlink:href="http://en.wikipedia.org/wiki/WMV">WMV</text:a>, and <text:a xlink:type="simple" xlink:href="http://en.wikipedia.org/wiki/DivX">DivX</text:a>, MJ2 does not employ temporal or inter-frame compression. Instead, each frame is an independent entity encoded by either a lossy or lossless variant of JPEG 2000.</text:p>
      <text:h text:style-name="Heading_20_5" text:outline-level="5"><text:soft-page-break/>Technical details</text:h>
      <text:p text:style-name="Text_20_body">Bitdepth</text:p>
      <text:p text:style-name="Text_20_body">Bitrate</text:p>
      <text:p text:style-name="Text_20_body">Resolution</text:p>
      <text:h text:style-name="Heading_20_5" text:outline-level="5">Format requirements</text:h>
      <text:p text:style-name="Text_20_body">The following summarises how Motion JPEG 2000 compares against NAA data format requirements.</text:p>
      <text:h text:style-name="Heading_20_6" text:outline-level="6">Community developed</text:h>
      <text:h text:style-name="Heading_20_6" text:outline-level="6">Multiple implementations</text:h>
      <text:h text:style-name="Heading_20_6" text:outline-level="6">Openly specified</text:h>
      <text:h text:style-name="Heading_20_6" text:outline-level="6">Patent and royalty free</text:h>
      <text:h text:style-name="Heading_20_5" text:outline-level="5">Suitability score</text:h>
      <text:p text:style-name="P25">?</text:p>
      <text:p text:style-name="Text_20_body">?</text:p>
      <text:h text:style-name="Heading_20_3" text:outline-level="3">Recommended Video Codec</text:h>
      <text:p text:style-name="Text_20_body">The video format which best meets all of the NAA criteria for a long term digital preservation format is Dirac.</text:p>
      <text:p text:style-name="Text_20_body"/>
      <text:p text:style-name="Text_20_body">Performance comparison of lossless formats.</text:p>
      <text:p text:style-name="Text_20_body"><text:a xlink:type="simple" xlink:href="http://compression.ru/video/codec_comparison/lossless_codecs_2007_en.html">http://compression.ru/video/codec_comparison/lossless_codecs_2007_en.html</text:a></text:p>
      <text:h text:style-name="Heading_20_2" text:outline-level="2">Lossless Audio Options</text:h>
      <text:p text:style-name="P2">The NAA has already chosen a data format for the preservation of audio, namely FLAC<text:note text:id="ftn37" text:note-class="footnote"><text:note-citation>48</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 audio codecs available, however not all of these will meet our format requirements.</text:p>
      <text:p text:style-name="P2"/>
      <text:list xml:id="list1057310634" text:style-name="L8">
        <text:list-item>
          <text:p text:style-name="P22">AIFF<text:note text:id="ftn62" text:note-class="footnote"><text:note-citation>49</text:note-citation><text:note-body><text:p text:style-name="Footnote"><text:a xlink:type="simple" xlink:href="http://en.wikipedia.org/wiki/AIFF">http://en.wikipedia.org/wiki/AIFF</text:a></text:p></text:note-body></text:note></text:p>
        </text:list-item>
        <text:list-item>
          <text:p text:style-name="P22">Apple Lossless – ALAC (Apple Lossless Audio Codec)</text:p>
        </text:list-item>
        <text:list-item>
          <text:p text:style-name="P22">apt-X Lossless</text:p>
        </text:list-item>
        <text:list-item>
          <text:p text:style-name="P22">ATRAC Advanced Lossless</text:p>
        </text:list-item>
        <text:list-item>
          <text:p text:style-name="P22"><text:soft-page-break/>AU<text:note text:id="ftn63" text:note-class="footnote"><text:note-citation>50</text:note-citation><text:note-body><text:p text:style-name="Footnote"><text:a xlink:type="simple" xlink:href="http://en.wikipedia.org/wiki/Au_file_format">http://en.wikipedia.org/wiki/Au_file_format</text:a></text:p></text:note-body></text:note></text:p>
        </text:list-item>
        <text:list-item>
          <text:p text:style-name="P22">Audio Lossless Coding – also known as MPEG-4 ALS</text:p>
        </text:list-item>
        <text:list-item>
          <text:p text:style-name="P22">Direct Stream Transfer – DST</text:p>
        </text:list-item>
        <text:list-item>
          <text:p text:style-name="P22">Dolby TrueHD</text:p>
        </text:list-item>
        <text:list-item>
          <text:p text:style-name="P22">DTS-HD Master Audio</text:p>
        </text:list-item>
        <text:list-item>
          <text:p text:style-name="P22">Free Lossless Audio Codec – FLAC</text:p>
        </text:list-item>
        <text:list-item>
          <text:p text:style-name="P22">Lossless Audio (LA)</text:p>
        </text:list-item>
        <text:list-item>
          <text:p text:style-name="P22">Lossless Predictive Audio Compression</text:p>
        </text:list-item>
        <text:list-item>
          <text:p text:style-name="P22">Meridian Lossless Packing – MLP</text:p>
        </text:list-item>
        <text:list-item>
          <text:p text:style-name="P22">MPEG-4 Audio Lossless Encoding (MPEG-4 ALS)</text:p>
        </text:list-item>
        <text:list-item>
          <text:p text:style-name="P22">MPEG-4 MPEG-4 Scalable Lossless Encoding (MPEG-4 SLS also used in HD-AAC)</text:p>
        </text:list-item>
        <text:list-item>
          <text:p text:style-name="P22">Monkey's Audio – Monkey's Audio APE</text:p>
        </text:list-item>
        <text:list-item>
          <text:p text:style-name="P22">OptimFROG</text:p>
        </text:list-item>
        <text:list-item>
          <text:p text:style-name="P22">PCM</text:p>
        </text:list-item>
        <text:list-item>
          <text:p text:style-name="P22">RealPlayer – RealAudio Lossless</text:p>
        </text:list-item>
        <text:list-item>
          <text:p text:style-name="P22">Shorten – SHN</text:p>
        </text:list-item>
        <text:list-item>
          <text:p text:style-name="P22">TTA – True Audio Lossless</text:p>
        </text:list-item>
        <text:list-item>
          <text:p text:style-name="P22">WAV/WAVE<text:note text:id="ftn64" text:note-class="footnote"><text:note-citation>51</text:note-citation><text:note-body><text:p text:style-name="Footnote"><text:a xlink:type="simple" xlink:href="http://en.wikipedia.org/wiki/WAV">http://en.wikipedia.org/wiki/WAV</text:a></text:p></text:note-body></text:note> (Waveform Audio File Format)</text:p>
        </text:list-item>
        <text:list-item>
          <text:p text:style-name="P22">WavPack – WavPack lossless</text:p>
        </text:list-item>
        <text:list-item>
          <text:p text:style-name="P22">WMA Lossless – Windows Media Lossless</text:p>
        </text:list-item>
      </text:list>
      <text:p text:style-name="Text_20_body"/>
      <text:h text:style-name="Heading_20_3" text:outline-level="3">Open Lossless audio options</text:h>
      <text:p text:style-name="Standard">Research suggests that only a handful of these are openly specified, including:</text:p>
      <text:p text:style-name="Standard"/>
      <text:list xml:id="list959304277" text:continue-list="list756944790" text:style-name="L7">
        <text:list-item>
          <text:p text:style-name="P21">FLAC</text:p>
        </text:list-item>
        <text:list-item>
          <text:p text:style-name="P21">TTA</text:p>
        </text:list-item>
        <text:list-item>
          <text:p text:style-name="P21">WAV</text:p>
        </text:list-item>
        <text:list-item>
          <text:p text:style-name="P21">WavPack</text:p>
        </text:list-item>
      </text:list>
      <text:h text:style-name="Heading_20_2" text:outline-level="2">Container options</text:h>
      <text:p text:style-name="Text_20_body">Some container formats are based on the ISO base media file format<text:note text:id="ftn38" text:note-class="footnote"><text:note-citation>52</text:note-citation><text:note-body><text:p text:style-name="Footnote"><text:a xlink:type="simple" xlink:href="http://en.wikipedia.org/wiki/ISO_base_media_file_format">http://en.wikipedia.org/wiki/ISO_base_media_file_format</text:a></text:p></text:note-body></text:note> (ISO/IEC 14496-12) which is known as MPEG-4 Part 12<text:note text:id="ftn39" text:note-class="footnote"><text:note-citation>53</text:note-citation><text:note-body><text:p text:style-name="Footnote"><text:a xlink:type="simple" xlink:href="http://en.wikipedia.org/wiki/MPEG-4_Part_12">http://en.wikipedia.org/wiki/MPEG-4_Part_12</text:a></text:p></text:note-body></text:note> (MP4 version 1) and was directly based on Apple's Quicktime container format<text:note text:id="ftn40" text:note-class="footnote"><text:note-citation>54</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text:soft-page-break/>relation to this standard.<text:note text:id="ftn41" text:note-class="footnote"><text:note-citation>55</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e NAA should contact these parties to negotiate irrevocable royalty free use of the container format, should it be chosen as the preservation standard.</text:p>
      <text:p text:style-name="Text_20_body"/>
      <text:p text:style-name="Text_20_body">The file format for JPEG2000 Part 12 (ISO/IEC 15444-12) is exactly the same standard as MP4.</text:p>
      <text:p text:style-name="Text_20_body"/>
      <text:p text:style-name="Text_20_body">The MP4<text:note text:id="ftn42" text:note-class="footnote"><text:note-citation>56</text:note-citation><text:note-body><text:p text:style-name="Footnote"><text:a xlink:type="simple" xlink:href="http://en.wikipedia.org/wiki/MP4">http://en.wikipedia.org/wiki/MP4</text:a></text:p></text:note-body></text:note> version 2 format (ISO/IEC 14496-14) is part of MPEG-4 Part 14<text:note text:id="ftn43" text:note-class="footnote"><text:note-citation>57</text:note-citation><text:note-body><text:p text:style-name="Footnote"><text:a xlink:type="simple" xlink:href="http://en.wikipedia.org/wiki/MPEG-4_Part_14">http://en.wikipedia.org/wiki/MPEG-4_Part_14</text:a></text:p></text:note-body></text:note> standard and is an extension of the ISO base media file format (MP4 version 1/MPEG-4 Part 12).</text:p>
      <text:p text:style-name="Text_20_body"/>
      <text:p text:style-name="Text_20_body">It should be noted that “MP4” always refers to version 2 of the standard, also known as MPEG-4 Part 14 and MPEG-4 file format version 2.</text:p>
      <text:p text:style-name="Text_20_body"/>
      <text:p text:style-name="Text_20_body">MOV -&gt; MP4 version 1 -&gt; ISO base media file format -&gt; Others<text:note text:id="ftn44" text:note-class="footnote"><text:note-citation>58</text:note-citation><text:note-body><text:p text:style-name="Footnote"><text:a xlink:type="simple" xlink:href="http://www.mp4ra.org/specs.html">http://www.mp4ra.org/specs.html</text:a></text:p></text:note-body></text:note> (including MP4 version 2)</text:p>
      <text:p text:style-name="Text_20_body"/>
      <text:p text:style-name="Text_20_body">Formats derived from the ISO base media file format <text:span text:style-name="T6">may</text:span> be openly specified, but it is not guaranteed as they extend some or all of the original standard. Their patent status is also not necessarily known.</text:p>
      <text:p text:style-name="Text_20_body"/>
      <text:list xml:id="list2029199033" text:continue-numbering="true" text:style-name="L7">
        <text:list-item>
          <text:p text:style-name="P21">3GP/3G2 (ISO base media file format)</text:p>
        </text:list-item>
        <text:list-item>
          <text:p text:style-name="P21">ASF - Advanced Systems Format (Microsoft)</text:p>
        </text:list-item>
        <text:list-item>
          <text:p text:style-name="P23">AVI - Audio Video Interleave (Microsoft)</text:p>
        </text:list-item>
        <text:list-item>
          <text:p text:style-name="P21">DIVX/DMF<text:note text:id="ftn45" text:note-class="footnote"><text:note-citation>59</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21">F4V</text:p>
        </text:list-item>
        <text:list-item>
          <text:p text:style-name="P21">FLV<text:note text:id="ftn46" text:note-class="footnote"><text:note-citation>60</text:note-citation><text:note-body><text:p text:style-name="Footnote"><text:a xlink:type="simple" xlink:href="http://en.wikipedia.org/wiki/Flash_Video">http://en.wikipedia.org/wiki/Flash_Video</text:a></text:p></text:note-body></text:note> – Flash Video</text:p>
        </text:list-item>
        <text:list-item>
          <text:p text:style-name="P21">GFX<text:note text:id="ftn47" text:note-class="footnote"><text:note-citation>61</text:note-citation><text:note-body><text:p text:style-name="Footnote"><text:a xlink:type="simple" xlink:href="http://en.wikipedia.org/wiki/GXF">http://en.wikipedia.org/wiki/GXF</text:a></text:p></text:note-body></text:note> – General Exchange Format</text:p>
        </text:list-item>
        <text:list-item>
          <text:p text:style-name="P21">MKV<text:note text:id="ftn48" text:note-class="footnote"><text:note-citation>62</text:note-citation><text:note-body><text:p text:style-name="Footnote"><text:a xlink:type="simple" xlink:href="http://en.wikipedia.org/wiki/Matroska">http://en.wikipedia.org/wiki/Matroska</text:a></text:p></text:note-body></text:note> - <text:span text:style-name="T4">Matroska Multimedia Container</text:span></text:p>
        </text:list-item>
        <text:list-item>
          <text:p text:style-name="P21">MJ2</text:p>
        </text:list-item>
        <text:list-item>
          <text:p text:style-name="P21">MOV/QT - Quicktime</text:p>
        </text:list-item>
        <text:list-item>
          <text:p text:style-name="P21">MP4 (ISO base media file format)<text:note text:id="ftn49" text:note-class="footnote"><text:note-citation>63</text:note-citation><text:note-body><text:p text:style-name="Footnote"><text:a xlink:type="simple" xlink:href="http://www.mp4ra.org/specs.html">http://www.mp4ra.org/specs.html</text:a></text:p></text:note-body></text:note></text:p>
        </text:list-item>
        <text:list-item>
          <text:p text:style-name="P21">MPEG</text:p>
        </text:list-item>
        <text:list-item>
          <text:p text:style-name="P21">MXF – Material Exchange Format</text:p>
        </text:list-item>
        <text:list-item>
          <text:p text:style-name="P21"><text:soft-page-break/>Ogg<text:note text:id="ftn50" text:note-class="footnote"><text:note-citation>64</text:note-citation><text:note-body><text:p text:style-name="Footnote"><text:a xlink:type="simple" xlink:href="http://xiph.org/ogg/">http://xiph.org/ogg/</text:a></text:p></text:note-body></text:note></text:p>
        </text:list-item>
        <text:list-item>
          <text:p text:style-name="P21">RM - RealMedia</text:p>
        </text:list-item>
        <text:list-item>
          <text:p text:style-name="P21">WMA</text:p>
        </text:list-item>
        <text:list-item>
          <text:p text:style-name="P21">WMV</text:p>
        </text:list-item>
      </text:list>
      <text:h text:style-name="Heading_20_3" text:outline-level="3">Open Container Options</text:h>
      <text:p text:style-name="Standard">Research suggests that only a handful of these are openly specified, including:</text:p>
      <text:p text:style-name="Standard"/>
      <text:list xml:id="list1282659740" text:continue-numbering="true" text:style-name="L7">
        <text:list-item>
          <text:p text:style-name="P21">FLV</text:p>
        </text:list-item>
        <text:list-item>
          <text:p text:style-name="P21">GXF<text:note text:id="ftn51" text:note-class="footnote"><text:note-citation>65</text:note-citation><text:note-body><text:p text:style-name="Footnote"><text:a xlink:type="simple" xlink:href="http://www.ebu.ch/en/technical/trev/trev_291-edge.pdf">http://www.ebu.ch/en/technical/trev/trev_291-edge.pdf</text:a></text:p></text:note-body></text:note></text:p>
        </text:list-item>
        <text:list-item>
          <text:p text:style-name="P21">MKV<text:note text:id="ftn52" text:note-class="footnote"><text:note-citation>66</text:note-citation><text:note-body><text:p text:style-name="Footnote"><text:a xlink:type="simple" xlink:href="http://matroska.org/technical/specs/index.html">http://matroska.org/technical/specs/index.html</text:a></text:p></text:note-body></text:note></text:p>
        </text:list-item>
        <text:list-item>
          <text:p text:style-name="P21">MJ2</text:p>
        </text:list-item>
        <text:list-item>
          <text:p text:style-name="P21">MP4</text:p>
        </text:list-item>
        <text:list-item>
          <text:p text:style-name="P21">MXF<text:note text:id="ftn53" text:note-class="footnote"><text:note-citation>67</text:note-citation><text:note-body><text:p text:style-name="Footnote"><text:a xlink:type="simple" xlink:href="http://www.smpte.org/smpte_store/standards/">http://www.smpte.org/smpte_store/standards/</text:a></text:p></text:note-body></text:note></text:p>
        </text:list-item>
        <text:list-item>
          <text:p text:style-name="P21">NUT</text:p>
        </text:list-item>
        <text:list-item>
          <text:p text:style-name="P21">Ogg<text:note text:id="ftn54" text:note-class="footnote"><text:note-citation>68</text:note-citation><text:note-body><text:p text:style-name="Footnote"><text:a xlink:type="simple" xlink:href="http://xiph.org/ogg/doc/">http://xiph.org/ogg/doc/</text:a></text:p></text:note-body></text:note></text:p>
        </text:list-item>
      </text:list>
      <text:p text:style-name="Text_20_body"/>
      <text:p text:style-name="Text_20_body">Of these, only Ogg and Matroska support FLAC audio files, and only Ogg supports Dirac.</text:p>
      <text:h text:style-name="Heading_20_2" text:outline-level="2">Assessing Format Requirements Suitability</text:h>
      <text:p text:style-name="Text_20_body">The following table summarises suitability of video codec</text:p>
      <table:table table:name="Video-format" table:style-name="Video-format">
        <table:table-column table:style-name="Video-format.A"/>
        <table:table-column table:style-name="Video-format.B" table:number-columns-repeated="5"/>
        <table:table-column table:style-name="Video-format.G"/>
        <table:table-row>
          <table:table-cell table:style-name="Video-format.A1" office:value-type="string">
            <text:p text:style-name="P10"/>
          </table:table-cell>
          <table:table-cell table:style-name="Video-format.A1" office:value-type="string">
            <text:p text:style-name="P10">Dirac</text:p>
          </table:table-cell>
          <table:table-cell table:style-name="Video-format.A1" office:value-type="string">
            <text:p text:style-name="P10">FFV1</text:p>
          </table:table-cell>
          <table:table-cell table:style-name="Video-format.A1" office:value-type="string">
            <text:p text:style-name="P10">H.264</text:p>
          </table:table-cell>
          <table:table-cell table:style-name="Video-format.A1" office:value-type="string">
            <text:p text:style-name="P10">Huffyyuv</text:p>
          </table:table-cell>
          <table:table-cell table:style-name="Video-format.A1" office:value-type="string">
            <text:p text:style-name="P10">Lagarith</text:p>
          </table:table-cell>
          <table:table-cell table:style-name="Video-format.G1" office:value-type="string">
            <text:p text:style-name="P10">MJPEG 2000</text:p>
          </table:table-cell>
        </table:table-row>
        <table:table-row>
          <table:table-cell table:style-name="Video-format.A2" office:value-type="string">
            <text:p text:style-name="P10">Community developed</text:p>
          </table:table-cell>
          <table:table-cell table:style-name="Video-format.A2" office:value-type="string">
            <text:p text:style-name="P11"/>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10"/>
          </table:table-cell>
          <table:table-cell table:style-name="Video-format.G2" office:value-type="string">
            <text:p text:style-name="P10"/>
          </table:table-cell>
        </table:table-row>
        <table:table-row>
          <table:table-cell table:style-name="Video-format.A2" office:value-type="string">
            <text:p text:style-name="P10">Multiple implementations</text:p>
          </table:table-cell>
          <table:table-cell table:style-name="Video-format.A2" office:value-type="string">
            <text:p text:style-name="P12"/>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10"/>
          </table:table-cell>
          <table:table-cell table:style-name="Video-format.G2" office:value-type="string">
            <text:p text:style-name="P10"/>
          </table:table-cell>
        </table:table-row>
        <table:table-row>
          <table:table-cell table:style-name="Video-format.A2" office:value-type="string">
            <text:p text:style-name="P10">Openly Specified</text:p>
          </table:table-cell>
          <table:table-cell table:style-name="Video-format.A2" office:value-type="string">
            <text:p text:style-name="P12"/>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10"/>
          </table:table-cell>
          <table:table-cell table:style-name="Video-format.G2" office:value-type="string">
            <text:p text:style-name="P10"/>
          </table:table-cell>
        </table:table-row>
        <table:table-row>
          <table:table-cell table:style-name="Video-format.A2" office:value-type="string">
            <text:p text:style-name="P10">Patent &amp; royalty free</text:p>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10"/>
          </table:table-cell>
          <table:table-cell table:style-name="Video-format.G2" office:value-type="string">
            <text:p text:style-name="P10"/>
          </table:table-cell>
        </table:table-row>
        <table:table-row>
          <table:table-cell table:style-name="Video-format.A2" office:value-type="string">
            <text:p text:style-name="P9"/>
          </table:table-cell>
          <table:table-cell table:style-name="Video-format.A2" office:value-type="string">
            <text:p text:style-name="P9"/>
          </table:table-cell>
          <table:table-cell table:style-name="Video-format.A2" office:value-type="string">
            <text:p text:style-name="P9"/>
          </table:table-cell>
          <table:table-cell table:style-name="Video-format.A2" office:value-type="string">
            <text:p text:style-name="P9"/>
          </table:table-cell>
          <table:table-cell table:style-name="Video-format.A2" office:value-type="string">
            <text:p text:style-name="P9"/>
          </table:table-cell>
          <table:table-cell table:style-name="Video-format.A2" office:value-type="string">
            <text:p text:style-name="P9"/>
          </table:table-cell>
          <table:table-cell table:style-name="Video-format.G2" office:value-type="string">
            <text:p text:style-name="P9"/>
          </table:table-cell>
        </table:table-row>
        <table:table-row>
          <table:table-cell table:style-name="Video-format.A2" office:value-type="string">
            <text:p text:style-name="P9"/>
          </table:table-cell>
          <table:table-cell table:style-name="Video-format.A2" office:value-type="string">
            <text:p text:style-name="P9"/>
          </table:table-cell>
          <table:table-cell table:style-name="Video-format.A2" office:value-type="string">
            <text:p text:style-name="P9"/>
          </table:table-cell>
          <table:table-cell table:style-name="Video-format.A2" office:value-type="string">
            <text:p text:style-name="P9"/>
          </table:table-cell>
          <table:table-cell table:style-name="Video-format.A2" office:value-type="string">
            <text:p text:style-name="P9"/>
          </table:table-cell>
          <table:table-cell table:style-name="Video-format.A2" office:value-type="string">
            <text:p text:style-name="P9"/>
          </table:table-cell>
          <table:table-cell table:style-name="Video-format.G2" office:value-type="string">
            <text:p text:style-name="P9"/>
          </table:table-cell>
        </table:table-row>
        <table:table-row>
          <table:table-cell table:style-name="Video-format.A2" office:value-type="string">
            <text:p text:style-name="P9"/>
          </table:table-cell>
          <table:table-cell table:style-name="Video-format.A2" office:value-type="string">
            <text:p text:style-name="P9"/>
          </table:table-cell>
          <table:table-cell table:style-name="Video-format.A2" office:value-type="string">
            <text:p text:style-name="P9"/>
          </table:table-cell>
          <table:table-cell table:style-name="Video-format.A2" office:value-type="string">
            <text:p text:style-name="P9"/>
          </table:table-cell>
          <table:table-cell table:style-name="Video-format.A2" office:value-type="string">
            <text:p text:style-name="P9"/>
          </table:table-cell>
          <table:table-cell table:style-name="Video-format.A2" office:value-type="string">
            <text:p text:style-name="P9"/>
          </table:table-cell>
          <table:table-cell table:style-name="Video-format.G2" office:value-type="string">
            <text:p text:style-name="P9"/>
          </table:table-cell>
        </table:table-row>
      </table:table>
      <text:h text:style-name="Heading_20_3" text:outline-level="3"><text:soft-page-break/></text:h>
      <text:p text:style-name="Text_20_body"/>
      <text:p text:style-name="P2"/>
      <text:p text:style-name="P2">A format for long term preservation is only suitable if it is royalty free and not patent encumbered. Unfortunately, numerous patents cover various aspects of video data formats.</text:p>
      <text:p text:style-name="P2"><text:line-break/>Current patent issues include:</text:p>
      <text:p text:style-name="P2">Any MPEG based format</text:p>
      <text:p text:style-name="P1"/>
      <text:h text:style-name="Heading_20_2" text:outline-level="2">Multiple implementations</text:h>
      <text:p text:style-name="P2"/>
      <text:p text:style-name="Heading">The Contenders</text:p>
      <text:p text:style-name="P2"/>
      <text:p text:style-name="P2">Not all of the above formats are suitable for use as a preservation format, based on the NAA format requirements.</text:p>
      <text:p text:style-name="P2"/>
      <text:p text:style-name="P2">While JPEG2000 is gaining in popularity around the world (including in archival institutions), it still presents a major risk.</text:p>
      <text:p text:style-name="P2"/>
      <text:p text:style-name="P1"><text:span text:style-name="T4">Contributing companies and organisations have agreed to make the first part (the core coding system) royalty free, other parts are under no such agreement. Even so, the core coding system is made a the JPEG committee has stated that undeclared and obscure submarine patents may still present a hazard.</text:span><text:span text:style-name="T4"><text:note text:id="ftn55" text:note-class="footnote"><text:note-citation>69</text:note-citation><text:note-body><text:p text:style-name="Footnote"><text:a xlink:type="simple" xlink:href="http://www.jpeg.org/jpeg2000/CDs15444.html">http://www.jpeg.org/jpeg2000/CDs15444.html</text:a></text:p></text:note-body></text:note></text:span></text:p>
      <text:p text:style-name="P1"/>
      <text:h text:style-name="P5" text:outline-level="3"><text:bookmark text:name="Motion_JPEG_2000"/>Motion JPEG 2000</text:h>
      <text:p text:style-name="Text_20_body">Motion JPEG 2000 is defined in ISO/IEC 15444-3 and in ITU-T T.802<text:bookmark text:name="cite_ref-27"/><text:a xlink:type="simple" xlink:href="http://en.wikipedia.org/wiki/JPEG_2000#cite_note-27">[28]</text:a>. It specifies the use of the JPEG 2000 codec for timed sequences of images (motion sequences), possibly combined with audio, and composed into an overall presentation.<text:bookmark text:name="cite_ref-ISO-15444-3_28-0"/><text:a xlink:type="simple" xlink:href="http://en.wikipedia.org/wiki/JPEG_2000#cite_note-ISO-15444-3-28">[29]</text:a><text:bookmark text:name="cite_ref-29"/><text:a xlink:type="simple" xlink:href="http://en.wikipedia.org/wiki/JPEG_2000#cite_note-29">[30]</text:a> It also defines a file format, based on ISO base media file format (ISO 15444-12). Filename extensions for Motion JPEG 2000 video files are <text:span text:style-name="T1">.mj2</text:span> and <text:span text:style-name="T1">.mjp2</text:span> according to <text:a xlink:type="simple" xlink:href="http://tools.ietf.org/html/rfc3745">RFC 3745</text:a>.</text:p>
      <text:p text:style-name="Text_20_body">Motion JPEG 2000 (often referenced as MJ2 or MJP2) is the leading <text:a xlink:type="simple" xlink:href="http://en.wikipedia.org/wiki/Digital_cinema">digital cinema</text:a> standard currently supported by <text:a xlink:type="simple" xlink:href="http://en.wikipedia.org/wiki/Digital_Cinema_Initiatives">Digital Cinema Initiatives</text:a> (a consortium of most major studios and vendors) for the storage, distribution and exhibition of <text:a xlink:type="simple" xlink:href="http://en.wikipedia.org/wiki/Motion_pictures">motion pictures</text:a>. It also is under consideration as a digital archival format by the <text:a xlink:type="simple" xlink:href="http://en.wikipedia.org/wiki/Library_of_Congress">Library of Congress</text:a>. It is an open <text:a xlink:type="simple" xlink:href="http://en.wikipedia.org/wiki/International_Organization_for_Standardization">ISO</text:a> standard and an advanced update to <text:a xlink:type="simple" xlink:href="http://en.wikipedia.org/wiki/MJPEG">MJPEG</text:a> (or MJ), which was based on the legacy <text:a xlink:type="simple" xlink:href="http://en.wikipedia.org/wiki/JPEG">JPEG</text:a> format. Unlike common video codecs, such as <text:a xlink:type="simple" xlink:href="http://en.wikipedia.org/wiki/MPEG-4">MPEG-4</text:a>, <text:a xlink:type="simple" xlink:href="http://en.wikipedia.org/wiki/WMV">WMV</text:a>, and <text:a xlink:type="simple" xlink:href="http://en.wikipedia.org/wiki/DivX">DivX</text:a>, MJ2 does not employ temporal or inter-frame compression. Instead, each frame is an independent entity encoded by either a lossy or lossless variant of JPEG 2000. Its physical structure does not depend on time ordering, but it does employ a separate profile to complement the data. For audio, it supports <text:a xlink:type="simple" xlink:href="http://en.wikipedia.org/wiki/LPCM">LPCM</text:a> encoding, as well as various MPEG-4 variants, as "raw" or complement data.<text:bookmark text:name="cite_ref-30"/><text:a xlink:type="simple" xlink:href="http://en.wikipedia.org/wiki/JPEG_2000#cite_note-30">[31]</text:a><text:bookmark text:name="cite_ref-31"/><text:a xlink:type="simple" xlink:href="http://en.wikipedia.org/wiki/JPEG_2000#cite_note-31">[32]</text:a></text:p>
      <text:p text:style-name="P1"/>
      <text:h text:style-name="Heading_20_2" text:outline-level="2">Alternate options</text:h>
      <text:p text:style-name="P2">The digital preservation format does not necessarily need to be a specific video format. For <text:soft-page-break/>example, the NAA already has chosen the PNG format for long term preservation of images.</text:p>
      <text:p text:style-name="P2"><text:line-break/>Seeing as Video at its core is just a series of images, the NAA could use a PNG image sequence.</text:p>
      <text:p text:style-name="P2"/>
      <text:p text:style-name="P2">The primary benefits include:</text:p>
      <text:list xml:id="list89994355" text:style-name="L10">
        <text:list-item>
          <text:p text:style-name="P19"><text:span text:style-name="T4">Looking after just one image format</text:span></text:p>
        </text:list-item>
        <text:list-item>
          <text:p text:style-name="P16">No need to continually transcode video to newer versions or alternate formats</text:p>
        </text:list-item>
        <text:list-item>
          <text:p text:style-name="P16">Already lossless</text:p>
        </text:list-item>
        <text:list-item>
          <text:p text:style-name="P19"><text:span text:style-name="T4">Each frame stored in its entirety</text:span></text:p>
        </text:list-item>
        <text:list-item>
          <text:p text:style-name="P19"><text:span text:style-name="T4">No need for a container format, which reduces complexity</text:span></text:p>
        </text:list-item>
      </text:list>
      <text:p text:style-name="P2"/>
      <text:p text:style-name="P2">Audio streams would be saved as flat FLAC files, the current preservation audio file format.</text:p>
      <text:p text:style-name="P2"/>
      <text:p text:style-name="P2">This method is already used for the storing of lossless digital masters of production video, such as Elephant's Dream<text:note text:id="ftn60" text:note-class="footnote"><text:note-citation>70</text:note-citation><text:note-body><text:p text:style-name="Footnote"><text:a xlink:type="simple" xlink:href="http://orange.blender.org/download">http://orange.blender.org/download</text:a></text:p></text:note-body></text:note> and Big Buck Bunny<text:note text:id="ftn61" text:note-class="footnote"><text:note-citation>71</text:note-citation><text:note-body><text:p text:style-name="Footnote"><text:a xlink:type="simple" xlink:href="http://www.bigbuckbunny.org/index.php/download/">http://www.bigbuckbunny.org/index.php/download/</text:a></text:p></text:note-body></text:note>.</text:p>
      <text:p text:style-name="P1"/>
      <text:p text:style-name="P1"/>
      <text:h text:style-name="Heading_20_2" text:outline-level="2">Test cases</text:h>
      <text:p text:style-name="P2">Size of files, etc</text:p>
      <text:h text:style-name="Heading_20_2" text:outline-level="2">Summary</text:h>
      <text:h text:style-name="Heading_20_2" text:outline-level="2">Recommendation</text:h>
      <text:p text:style-name="P1"/>
      <text:p text:style-name="P3">Dirac has three main strands:</text:p>
      <text:list xml:id="list1322114147" text:style-name="L9">
        <text:list-item>
          <text:p text:style-name="P26"><text:span text:style-name="T4">a compression </text:span><text:a xlink:type="simple" xlink:href="http://www.bbc.co.uk/go/rd/projects/dirac/technology.shtml/ext/_auto/-/http://dirac.sourceforge.net/specification.html" office:target-frame-name="_blank" xlink:show="new"><text:span text:style-name="T4">specification</text:span></text:a><text:span text:style-name="T4"> for the bytestream and the decoder </text:span></text:p>
        </text:list-item>
        <text:list-item>
          <text:p text:style-name="P27">software for compression and decompression </text:p>
        </text:list-item>
        <text:list-item>
          <text:p text:style-name="P24">algorithms designed to support simple and efficient hardware implementations </text:p>
        </text:list-item>
      </text:list>
      <text:p text:style-name="P3">Unlike many of the other standard video compression systems, the software is not intended simply to provide reference coding and decoding, but also as a prototype implementation that can freely be modified, enhanced and deployed. The decoder implementation in particular is designed to provide fast decoding whilst remaining portable across software platforms. </text:p>
      <text:p text:style-name="P2"/>
      <text:p text:style-name="P2"/>
      <text:p text:style-name="P2">Video</text:p>
      <text:p text:style-name="P2">While Motion JPEG 2000 is a community developed and widely used format, its patent encumbrance status is unknown. Indeed, the JPEG committee has warned that even part one of the standard may be susceptible to submarine patents.</text:p>
      <text:p text:style-name="P2"/>
      <text:p text:style-name="P2">Motion JPEG 2000 also heavily relies on hardware devices for encoding. The free software package x264 supports encoding, but not decoding.</text:p>
      <text:p text:style-name="P2"/>
      <text:p text:style-name="P2">Dirac<text:note text:id="ftn56" text:note-class="footnote"><text:note-citation>72</text:note-citation><text:note-body><text:p text:style-name="Footnote"><text:a xlink:type="simple" xlink:href="http://www.diracvideo.org/"><text:span text:style-name="T4">http://www.diracvideo.org/</text:span></text:a></text:p></text:note-body></text:note> is a patent free, openly specified video format<text:note text:id="ftn57" text:note-class="footnote"><text:note-citation>73</text:note-citation><text:note-body><text:p text:style-name="Footnote"><text:a xlink:type="simple" xlink:href="http://diracvideo.org/download/specification/dirac-spec-latest.pdf"><text:span text:style-name="T4">http://diracvideo.org/download/specification/dirac-spec-latest.pdf</text:span></text:a></text:p></text:note-body></text:note> which supports lossless compression. It has <text:soft-page-break/>been developed by the BBC<text:note text:id="ftn58" text:note-class="footnote"><text:note-citation>74</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text:p>
      <text:p text:style-name="P2"/>
      <text:p text:style-name="P2">There is a commercial impoement</text:p>
      <text:p text:style-name="P2"/>
      <text:p text:style-name="P2">Audio</text:p>
      <text:p text:style-name="P2">The NAA already has a chosen format for Audio which meets all require criteria. As such, it is recommended that the FLAC format be used as the audio layer for the long term preservation of video records.</text:p>
      <text:p text:style-name="P2"/>
      <text:p text:style-name="P2">Container</text:p>
      <text:p text:style-name="P2">Ogg is a patent free, openly specified, community developed and widely supported container format. It supports both FLAC audio and Dirac video streams and as such is the most suitable format for containe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1-18T15:23:12</dc:date>
    <meta:editing-duration>PT18H37M00S</meta:editing-duration>
    <meta:editing-cycles>439</meta:editing-cycles>
    <meta:document-statistic meta:table-count="1" meta:image-count="0" meta:object-count="0" meta:page-count="20" meta:paragraph-count="491" meta:word-count="4553" meta:character-count="30689"/>
  </office:meta>
</office:document-meta>
</file>